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.05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draw:marker-start-width="0.32cm" draw:marker-end-width="0.32cm" draw:fill="solid" draw:fill-color="#cc00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00ffff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14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7" style:family="paragraph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color="#ff3333" loext:opacity="100%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6600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00cc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3333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cm" svg:y1="1.76cm" svg:x2="2.45cm" svg:y2="20.04cm">
          <text:p/>
        </draw:line>
        <draw:line draw:style-name="gr2" draw:text-style-name="P1" draw:layer="layout" svg:x1="2.27cm" svg:y1="1.986cm" svg:x2="25.07cm" svg:y2="1.986cm">
          <text:p/>
        </draw:line>
        <draw:line draw:style-name="gr1" draw:text-style-name="P1" draw:layer="layout" svg:x1="2.85cm" svg:y1="1.76cm" svg:x2="2.85cm" svg:y2="20.04cm">
          <text:p/>
        </draw:line>
        <draw:line draw:style-name="gr1" draw:text-style-name="P1" draw:layer="layout" svg:x1="3.25cm" svg:y1="1.76cm" svg:x2="3.25cm" svg:y2="20.04cm">
          <text:p/>
        </draw:line>
        <draw:line draw:style-name="gr1" draw:text-style-name="P1" draw:layer="layout" svg:x1="3.65cm" svg:y1="1.76cm" svg:x2="3.65cm" svg:y2="20.04cm">
          <text:p/>
        </draw:line>
        <draw:line draw:style-name="gr1" draw:text-style-name="P1" draw:layer="layout" svg:x1="4.05cm" svg:y1="1.76cm" svg:x2="4.05cm" svg:y2="20.04cm">
          <text:p/>
        </draw:line>
        <draw:line draw:style-name="gr1" draw:text-style-name="P1" draw:layer="layout" svg:x1="4.45cm" svg:y1="1.76cm" svg:x2="4.45cm" svg:y2="20.04cm">
          <text:p/>
        </draw:line>
        <draw:line draw:style-name="gr1" draw:text-style-name="P1" draw:layer="layout" svg:x1="4.85cm" svg:y1="1.76cm" svg:x2="4.85cm" svg:y2="20.04cm">
          <text:p/>
        </draw:line>
        <draw:line draw:style-name="gr1" draw:text-style-name="P1" draw:layer="layout" svg:x1="5.25cm" svg:y1="1.76cm" svg:x2="5.25cm" svg:y2="20.04cm">
          <text:p/>
        </draw:line>
        <draw:line draw:style-name="gr1" draw:text-style-name="P1" draw:layer="layout" svg:x1="5.65cm" svg:y1="1.76cm" svg:x2="5.65cm" svg:y2="20.04cm">
          <text:p/>
        </draw:line>
        <draw:line draw:style-name="gr1" draw:text-style-name="P1" draw:layer="layout" svg:x1="6.05cm" svg:y1="1.76cm" svg:x2="6.05cm" svg:y2="20.04cm">
          <text:p/>
        </draw:line>
        <draw:line draw:style-name="gr1" draw:text-style-name="P1" draw:layer="layout" svg:x1="6.45cm" svg:y1="1.76cm" svg:x2="6.45cm" svg:y2="20.04cm">
          <text:p/>
        </draw:line>
        <draw:line draw:style-name="gr1" draw:text-style-name="P1" draw:layer="layout" svg:x1="6.85cm" svg:y1="1.76cm" svg:x2="6.85cm" svg:y2="20.04cm">
          <text:p/>
        </draw:line>
        <draw:line draw:style-name="gr1" draw:text-style-name="P1" draw:layer="layout" svg:x1="7.25cm" svg:y1="1.76cm" svg:x2="7.25cm" svg:y2="20.04cm">
          <text:p/>
        </draw:line>
        <draw:line draw:style-name="gr1" draw:text-style-name="P1" draw:layer="layout" svg:x1="7.65cm" svg:y1="1.76cm" svg:x2="7.65cm" svg:y2="20.04cm">
          <text:p/>
        </draw:line>
        <draw:line draw:style-name="gr1" draw:text-style-name="P1" draw:layer="layout" svg:x1="8.05cm" svg:y1="1.76cm" svg:x2="8.05cm" svg:y2="20.04cm">
          <text:p/>
        </draw:line>
        <draw:line draw:style-name="gr1" draw:text-style-name="P1" draw:layer="layout" svg:x1="8.45cm" svg:y1="1.76cm" svg:x2="8.45cm" svg:y2="20.04cm">
          <text:p/>
        </draw:line>
        <draw:line draw:style-name="gr1" draw:text-style-name="P1" draw:layer="layout" svg:x1="8.85cm" svg:y1="1.76cm" svg:x2="8.85cm" svg:y2="20.04cm">
          <text:p/>
        </draw:line>
        <draw:line draw:style-name="gr1" draw:text-style-name="P1" draw:layer="layout" svg:x1="9.25cm" svg:y1="1.76cm" svg:x2="9.25cm" svg:y2="20.04cm">
          <text:p/>
        </draw:line>
        <draw:line draw:style-name="gr1" draw:text-style-name="P1" draw:layer="layout" svg:x1="9.65cm" svg:y1="1.76cm" svg:x2="9.65cm" svg:y2="20.04cm">
          <text:p/>
        </draw:line>
        <draw:line draw:style-name="gr1" draw:text-style-name="P1" draw:layer="layout" svg:x1="10.05cm" svg:y1="1.76cm" svg:x2="10.05cm" svg:y2="20.04cm">
          <text:p/>
        </draw:line>
        <draw:line draw:style-name="gr1" draw:text-style-name="P1" draw:layer="layout" svg:x1="10.45cm" svg:y1="1.76cm" svg:x2="10.45cm" svg:y2="20.04cm">
          <text:p/>
        </draw:line>
        <draw:line draw:style-name="gr1" draw:text-style-name="P1" draw:layer="layout" svg:x1="10.85cm" svg:y1="1.76cm" svg:x2="10.85cm" svg:y2="20.04cm">
          <text:p/>
        </draw:line>
        <draw:line draw:style-name="gr1" draw:text-style-name="P1" draw:layer="layout" svg:x1="11.25cm" svg:y1="1.76cm" svg:x2="11.25cm" svg:y2="20.04cm">
          <text:p/>
        </draw:line>
        <draw:line draw:style-name="gr1" draw:text-style-name="P1" draw:layer="layout" svg:x1="11.65cm" svg:y1="1.11cm" svg:x2="11.65cm" svg:y2="20.04cm">
          <text:p/>
        </draw:line>
        <draw:line draw:style-name="gr1" draw:text-style-name="P1" draw:layer="layout" svg:x1="12.05cm" svg:y1="1.14cm" svg:x2="12.05cm" svg:y2="20.04cm">
          <text:p/>
        </draw:line>
        <draw:line draw:style-name="gr1" draw:text-style-name="P1" draw:layer="layout" svg:x1="12.45cm" svg:y1="1.14cm" svg:x2="12.45cm" svg:y2="20.04cm">
          <text:p/>
        </draw:line>
        <draw:line draw:style-name="gr1" draw:text-style-name="P1" draw:layer="layout" svg:x1="12.85cm" svg:y1="1.12cm" svg:x2="12.85cm" svg:y2="20.04cm">
          <text:p/>
        </draw:line>
        <draw:line draw:style-name="gr1" draw:text-style-name="P1" draw:layer="layout" svg:x1="13.25cm" svg:y1="1.14cm" svg:x2="13.25cm" svg:y2="20.04cm">
          <text:p/>
        </draw:line>
        <draw:line draw:style-name="gr1" draw:text-style-name="P1" draw:layer="layout" svg:x1="13.65cm" svg:y1="1.76cm" svg:x2="13.65cm" svg:y2="20.04cm">
          <text:p/>
        </draw:line>
        <draw:line draw:style-name="gr1" draw:text-style-name="P1" draw:layer="layout" svg:x1="14.05cm" svg:y1="1.12cm" svg:x2="14.05cm" svg:y2="20.04cm">
          <text:p/>
        </draw:line>
        <draw:line draw:style-name="gr1" draw:text-style-name="P1" draw:layer="layout" svg:x1="14.45cm" svg:y1="1.14cm" svg:x2="14.45cm" svg:y2="20.04cm">
          <text:p/>
        </draw:line>
        <draw:line draw:style-name="gr1" draw:text-style-name="P1" draw:layer="layout" svg:x1="14.85cm" svg:y1="1.12cm" svg:x2="14.85cm" svg:y2="20.04cm">
          <text:p/>
        </draw:line>
        <draw:line draw:style-name="gr1" draw:text-style-name="P1" draw:layer="layout" svg:x1="15.25cm" svg:y1="1.11cm" svg:x2="15.25cm" svg:y2="20.04cm">
          <text:p/>
        </draw:line>
        <draw:line draw:style-name="gr1" draw:text-style-name="P1" draw:layer="layout" svg:x1="15.65cm" svg:y1="1.12cm" svg:x2="15.65cm" svg:y2="20.04cm">
          <text:p/>
        </draw:line>
        <draw:line draw:style-name="gr1" draw:text-style-name="P1" draw:layer="layout" svg:x1="16.05cm" svg:y1="1.76cm" svg:x2="16.05cm" svg:y2="20.04cm">
          <text:p/>
        </draw:line>
        <draw:line draw:style-name="gr1" draw:text-style-name="P1" draw:layer="layout" svg:x1="16.45cm" svg:y1="1.76cm" svg:x2="16.45cm" svg:y2="20.04cm">
          <text:p/>
        </draw:line>
        <draw:line draw:style-name="gr1" draw:text-style-name="P1" draw:layer="layout" svg:x1="16.85cm" svg:y1="1.76cm" svg:x2="16.85cm" svg:y2="20.04cm">
          <text:p/>
        </draw:line>
        <draw:line draw:style-name="gr1" draw:text-style-name="P1" draw:layer="layout" svg:x1="17.25cm" svg:y1="1.76cm" svg:x2="17.25cm" svg:y2="20.04cm">
          <text:p/>
        </draw:line>
        <draw:line draw:style-name="gr1" draw:text-style-name="P1" draw:layer="layout" svg:x1="17.65cm" svg:y1="1.76cm" svg:x2="17.65cm" svg:y2="20.04cm">
          <text:p/>
        </draw:line>
        <draw:line draw:style-name="gr1" draw:text-style-name="P1" draw:layer="layout" svg:x1="18.05cm" svg:y1="1.76cm" svg:x2="18.05cm" svg:y2="20.04cm">
          <text:p/>
        </draw:line>
        <draw:line draw:style-name="gr1" draw:text-style-name="P1" draw:layer="layout" svg:x1="18.45cm" svg:y1="1.76cm" svg:x2="18.45cm" svg:y2="20.04cm">
          <text:p/>
        </draw:line>
        <draw:line draw:style-name="gr1" draw:text-style-name="P1" draw:layer="layout" svg:x1="18.85cm" svg:y1="1.76cm" svg:x2="18.85cm" svg:y2="20.04cm">
          <text:p/>
        </draw:line>
        <draw:line draw:style-name="gr1" draw:text-style-name="P1" draw:layer="layout" svg:x1="19.25cm" svg:y1="1.76cm" svg:x2="19.25cm" svg:y2="20.04cm">
          <text:p/>
        </draw:line>
        <draw:line draw:style-name="gr1" draw:text-style-name="P1" draw:layer="layout" svg:x1="19.65cm" svg:y1="1.76cm" svg:x2="19.65cm" svg:y2="20.04cm">
          <text:p/>
        </draw:line>
        <draw:line draw:style-name="gr1" draw:text-style-name="P1" draw:layer="layout" svg:x1="20.05cm" svg:y1="1.76cm" svg:x2="20.05cm" svg:y2="20.04cm">
          <text:p/>
        </draw:line>
        <draw:line draw:style-name="gr1" draw:text-style-name="P1" draw:layer="layout" svg:x1="20.45cm" svg:y1="1.76cm" svg:x2="20.45cm" svg:y2="20.04cm">
          <text:p/>
        </draw:line>
        <draw:line draw:style-name="gr1" draw:text-style-name="P1" draw:layer="layout" svg:x1="20.85cm" svg:y1="1.76cm" svg:x2="20.85cm" svg:y2="20.04cm">
          <text:p/>
        </draw:line>
        <draw:line draw:style-name="gr1" draw:text-style-name="P1" draw:layer="layout" svg:x1="21.25cm" svg:y1="1.76cm" svg:x2="21.25cm" svg:y2="20.04cm">
          <text:p/>
        </draw:line>
        <draw:line draw:style-name="gr1" draw:text-style-name="P1" draw:layer="layout" svg:x1="21.65cm" svg:y1="1.76cm" svg:x2="21.65cm" svg:y2="20.04cm">
          <text:p/>
        </draw:line>
        <draw:line draw:style-name="gr1" draw:text-style-name="P1" draw:layer="layout" svg:x1="22.05cm" svg:y1="1.76cm" svg:x2="22.05cm" svg:y2="20.04cm">
          <text:p/>
        </draw:line>
        <draw:line draw:style-name="gr1" draw:text-style-name="P1" draw:layer="layout" svg:x1="22.45cm" svg:y1="1.76cm" svg:x2="22.45cm" svg:y2="20.04cm">
          <text:p/>
        </draw:line>
        <draw:line draw:style-name="gr1" draw:text-style-name="P1" draw:layer="layout" svg:x1="22.85cm" svg:y1="1.76cm" svg:x2="22.85cm" svg:y2="20.04cm">
          <text:p/>
        </draw:line>
        <draw:line draw:style-name="gr1" draw:text-style-name="P1" draw:layer="layout" svg:x1="23.25cm" svg:y1="1.76cm" svg:x2="23.25cm" svg:y2="20.04cm">
          <text:p/>
        </draw:line>
        <draw:line draw:style-name="gr1" draw:text-style-name="P1" draw:layer="layout" svg:x1="23.65cm" svg:y1="1.76cm" svg:x2="23.65cm" svg:y2="20.04cm">
          <text:p/>
        </draw:line>
        <draw:line draw:style-name="gr1" draw:text-style-name="P1" draw:layer="layout" svg:x1="24.05cm" svg:y1="1.76cm" svg:x2="24.05cm" svg:y2="20.04cm">
          <text:p/>
        </draw:line>
        <draw:line draw:style-name="gr1" draw:text-style-name="P1" draw:layer="layout" svg:x1="24.45cm" svg:y1="1.76cm" svg:x2="24.45cm" svg:y2="20.04cm">
          <text:p/>
        </draw:line>
        <draw:line draw:style-name="gr1" draw:text-style-name="P1" draw:layer="layout" svg:x1="24.85cm" svg:y1="1.76cm" svg:x2="24.85cm" svg:y2="20.04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0.13cm" svg:y1="15.16cm" svg:x2="22.93cm" svg:y2="15.1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line draw:style-name="gr3" draw:text-style-name="P1" draw:layer="layout" svg:x1="1.42cm" svg:y1="10.79cm" svg:x2="25.25cm" svg:y2="10.79cm">
          <text:p/>
        </draw:line>
        <draw:line draw:style-name="gr3" draw:text-style-name="P1" draw:layer="layout" svg:x1="13.66cm" svg:y1="0.75cm" svg:x2="13.66cm" svg:y2="20.29cm">
          <text:p/>
        </draw:line>
        <draw:line draw:style-name="gr4" draw:text-style-name="P1" draw:layer="layout" svg:x1="6.22cm" svg:y1="0.72cm" svg:x2="6.22cm" svg:y2="20.11cm">
          <text:p/>
        </draw:line>
        <draw:line draw:style-name="gr4" draw:text-style-name="P1" draw:layer="layout" svg:x1="1.62cm" svg:y1="16.66cm" svg:x2="25.74cm" svg:y2="16.66cm">
          <text:p/>
        </draw:line>
        <draw:custom-shape draw:style-name="gr5" draw:text-style-name="P2" draw:layer="layout" svg:width="0.43cm" svg:height="0.43cm" svg:x="20.87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4cm" svg:y="1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6.01cm" svg:y="16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07cm" svg:y1="0.72cm" svg:x2="21.07cm" svg:y2="20.11cm">
          <text:p/>
        </draw:line>
        <draw:line draw:style-name="gr4" draw:text-style-name="P1" draw:layer="layout" svg:x1="1.62cm" svg:y1="4.93cm" svg:x2="25.74cm" svg:y2="4.93cm">
          <text:p/>
        </draw:line>
        <draw:custom-shape draw:style-name="gr6" draw:text-style-name="P2" draw:layer="layout" svg:width="0.43cm" svg:height="0.43cm" svg:x="6.01cm" svg:y="4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20.87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3cm" svg:height="0.43cm" svg:x="13.436cm" svg:y="2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148cm" svg:y1="0.72cm" svg:x2="17.148cm" svg:y2="20.11cm">
          <text:p/>
        </draw:line>
        <draw:line draw:style-name="gr7" draw:text-style-name="P1" draw:layer="layout" svg:x1="10.13cm" svg:y1="0.72cm" svg:x2="10.13cm" svg:y2="20.11cm">
          <text:p/>
        </draw:line>
        <draw:line draw:style-name="gr7" draw:text-style-name="P1" draw:layer="layout" svg:x1="1.62cm" svg:y1="8.738cm" svg:x2="25.74cm" svg:y2="8.738cm">
          <text:p/>
        </draw:line>
        <draw:line draw:style-name="gr7" draw:text-style-name="P1" draw:layer="layout" svg:x1="1.62cm" svg:y1="12.78cm" svg:x2="25.74cm" svg:y2="12.78cm">
          <text:p/>
        </draw:line>
        <draw:line draw:style-name="gr8" draw:text-style-name="P1" draw:layer="layout" svg:x1="15.148cm" svg:y1="10.78cm" svg:x2="23.918cm" svg:y2="2.06cm">
          <text:p/>
        </draw:line>
        <draw:line draw:style-name="gr8" draw:text-style-name="P1" draw:layer="layout" svg:x1="12.156cm" svg:y1="10.79cm" svg:x2="3.606cm" svg:y2="2.22cm">
          <text:p/>
        </draw:line>
        <draw:line draw:style-name="gr8" draw:text-style-name="P1" draw:layer="layout" svg:x1="15.19cm" svg:y1="10.81cm" svg:x2="24.096cm" svg:y2="19.716cm">
          <text:p/>
        </draw:line>
        <draw:line draw:style-name="gr8" draw:text-style-name="P1" draw:layer="layout" svg:x1="12.108cm" svg:y1="10.8cm" svg:x2="4.278cm" svg:y2="18.57cm">
          <text:p/>
        </draw:line>
        <draw:frame draw:style-name="gr9" draw:text-style-name="P4" draw:layer="layout" svg:width="9.68cm" svg:height="0.645cm" svg:x="2.81cm" svg:y="0.75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frame draw:style-name="gr9" draw:text-style-name="P4" draw:layer="layout" svg:width="9.68cm" svg:height="0.645cm" svg:x="2.81cm" svg:y="19.92cm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5.652cm" svg:y1="19.987cm" svg:x2="5.65cm" svg:y2="19.807cm">
          <text:p/>
        </draw:line>
        <draw:line draw:style-name="gr10" draw:text-style-name="P5" draw:layer="layout" svg:x1="3.652cm" svg:y1="19.987cm" svg:x2="3.65cm" svg:y2="19.807cm">
          <text:p/>
        </draw:line>
        <draw:line draw:style-name="gr10" draw:text-style-name="P5" draw:layer="layout" svg:x1="7.65cm" svg:y1="19.987cm" svg:x2="7.648cm" svg:y2="19.807cm">
          <text:p/>
        </draw:line>
        <draw:line draw:style-name="gr10" draw:text-style-name="P5" draw:layer="layout" svg:x1="9.652cm" svg:y1="19.987cm" svg:x2="9.65cm" svg:y2="19.807cm">
          <text:p/>
        </draw:line>
        <draw:line draw:style-name="gr10" draw:text-style-name="P5" draw:layer="layout" svg:x1="11.652cm" svg:y1="19.987cm" svg:x2="11.65cm" svg:y2="19.807cm">
          <text:p/>
        </draw:line>
        <draw:g>
          <draw:line draw:style-name="gr10" draw:text-style-name="P5" draw:layer="layout" svg:x1="17.65cm" svg:y1="19.987cm" svg:x2="17.648cm" svg:y2="19.807cm">
            <text:p/>
          </draw:line>
          <draw:line draw:style-name="gr10" draw:text-style-name="P5" draw:layer="layout" svg:x1="15.65cm" svg:y1="19.987cm" svg:x2="15.648cm" svg:y2="19.807cm">
            <text:p/>
          </draw:line>
          <draw:line draw:style-name="gr10" draw:text-style-name="P5" draw:layer="layout" svg:x1="19.648cm" svg:y1="19.987cm" svg:x2="19.646cm" svg:y2="19.807cm">
            <text:p/>
          </draw:line>
          <draw:line draw:style-name="gr10" draw:text-style-name="P5" draw:layer="layout" svg:x1="21.65cm" svg:y1="19.987cm" svg:x2="21.648cm" svg:y2="19.807cm">
            <text:p/>
          </draw:line>
          <draw:line draw:style-name="gr10" draw:text-style-name="P5" draw:layer="layout" svg:x1="23.65cm" svg:y1="19.987cm" svg:x2="23.648cm" svg:y2="19.807cm">
            <text:p/>
          </draw:line>
        </draw:g>
        <draw:frame draw:style-name="gr9" draw:text-style-name="P6" draw:layer="layout" svg:width="9.99cm" svg:height="0.645cm" svg:x="15.07cm" svg:y="19.96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6" draw:layer="layout" svg:width="9.99cm" svg:height="0.645cm" svg:x="15.07cm" svg:y="0.75cm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17.65cm" svg:y1="1.41cm" svg:x2="17.648cm" svg:y2="1.23cm">
            <text:p/>
          </draw:line>
          <draw:line draw:style-name="gr10" draw:text-style-name="P5" draw:layer="layout" svg:x1="15.65cm" svg:y1="1.41cm" svg:x2="15.648cm" svg:y2="1.23cm">
            <text:p/>
          </draw:line>
          <draw:line draw:style-name="gr10" draw:text-style-name="P5" draw:layer="layout" svg:x1="19.648cm" svg:y1="1.41cm" svg:x2="19.646cm" svg:y2="1.23cm">
            <text:p/>
          </draw:line>
          <draw:line draw:style-name="gr10" draw:text-style-name="P5" draw:layer="layout" svg:x1="21.65cm" svg:y1="1.41cm" svg:x2="21.648cm" svg:y2="1.23cm">
            <text:p/>
          </draw:line>
          <draw:line draw:style-name="gr10" draw:text-style-name="P5" draw:layer="layout" svg:x1="23.65cm" svg:y1="1.41cm" svg:x2="23.648cm" svg:y2="1.23cm">
            <text:p/>
          </draw:line>
        </draw:g>
        <draw:g>
          <draw:line draw:style-name="gr10" draw:text-style-name="P5" draw:layer="layout" svg:x1="5.65cm" svg:y1="1.41cm" svg:x2="5.648cm" svg:y2="1.23cm">
            <text:p/>
          </draw:line>
          <draw:line draw:style-name="gr10" draw:text-style-name="P5" draw:layer="layout" svg:x1="3.65cm" svg:y1="1.41cm" svg:x2="3.648cm" svg:y2="1.23cm">
            <text:p/>
          </draw:line>
          <draw:line draw:style-name="gr10" draw:text-style-name="P5" draw:layer="layout" svg:x1="7.648cm" svg:y1="1.41cm" svg:x2="7.646cm" svg:y2="1.23cm">
            <text:p/>
          </draw:line>
          <draw:line draw:style-name="gr10" draw:text-style-name="P5" draw:layer="layout" svg:x1="9.65cm" svg:y1="1.41cm" svg:x2="9.648cm" svg:y2="1.23cm">
            <text:p/>
          </draw:line>
          <draw:line draw:style-name="gr10" draw:text-style-name="P5" draw:layer="layout" svg:x1="11.65cm" svg:y1="1.41cm" svg:x2="11.648cm" svg:y2="1.23cm">
            <text:p/>
          </draw:line>
        </draw:g>
        <draw:line draw:style-name="gr2" draw:text-style-name="P1" draw:layer="layout" svg:x1="2.218cm" svg:y1="1.564cm" svg:x2="25.018cm" svg:y2="1.564cm">
          <text:p/>
        </draw:line>
        <draw:line draw:style-name="gr2" draw:text-style-name="P1" draw:layer="layout" svg:x1="2.218cm" svg:y1="1.136cm" svg:x2="25.018cm" svg:y2="1.136cm">
          <text:p/>
        </draw:line>
        <draw:line draw:style-name="gr10" draw:text-style-name="P5" draw:layer="layout" svg:x1="13.564cm" svg:y1="12.786cm" svg:x2="13.744cm" svg:y2="12.786cm">
          <text:p/>
        </draw:line>
        <draw:line draw:style-name="gr10" draw:text-style-name="P5" draw:layer="layout" svg:x1="11.652cm" svg:y1="10.89cm" svg:x2="11.65cm" svg:y2="10.71cm">
          <text:p/>
        </draw:line>
        <draw:line draw:style-name="gr10" draw:text-style-name="P5" draw:layer="layout" svg:x1="9.65cm" svg:y1="10.89cm" svg:x2="9.648cm" svg:y2="10.71cm">
          <text:p/>
        </draw:line>
        <draw:line draw:style-name="gr10" draw:text-style-name="P5" draw:layer="layout" svg:x1="7.652cm" svg:y1="10.89cm" svg:x2="7.65cm" svg:y2="10.71cm">
          <text:p/>
        </draw:line>
        <draw:line draw:style-name="gr10" draw:text-style-name="P5" draw:layer="layout" svg:x1="5.652cm" svg:y1="10.89cm" svg:x2="5.65cm" svg:y2="10.71cm">
          <text:p/>
        </draw:line>
        <draw:line draw:style-name="gr10" draw:text-style-name="P5" draw:layer="layout" svg:x1="3.652cm" svg:y1="10.89cm" svg:x2="3.65cm" svg:y2="10.71cm">
          <text:p/>
        </draw:line>
        <draw:line draw:style-name="gr10" draw:text-style-name="P5" draw:layer="layout" svg:x1="15.652cm" svg:y1="10.89cm" svg:x2="15.65cm" svg:y2="10.71cm">
          <text:p/>
        </draw:line>
        <draw:line draw:style-name="gr10" draw:text-style-name="P5" draw:layer="layout" svg:x1="17.642cm" svg:y1="10.89cm" svg:x2="17.64cm" svg:y2="10.71cm">
          <text:p/>
        </draw:line>
        <draw:line draw:style-name="gr10" draw:text-style-name="P5" draw:layer="layout" svg:x1="19.632cm" svg:y1="10.89cm" svg:x2="19.63cm" svg:y2="10.71cm">
          <text:p/>
        </draw:line>
        <draw:line draw:style-name="gr10" draw:text-style-name="P5" draw:layer="layout" svg:x1="21.65cm" svg:y1="10.89cm" svg:x2="21.648cm" svg:y2="10.71cm">
          <text:p/>
        </draw:line>
        <draw:line draw:style-name="gr10" draw:text-style-name="P5" draw:layer="layout" svg:x1="23.642cm" svg:y1="10.89cm" svg:x2="23.64cm" svg:y2="10.71cm">
          <text:p/>
        </draw:line>
        <draw:line draw:style-name="gr10" draw:text-style-name="P5" draw:layer="layout" svg:x1="13.564cm" svg:y1="14.786cm" svg:x2="13.744cm" svg:y2="14.786cm">
          <text:p/>
        </draw:line>
        <draw:line draw:style-name="gr10" draw:text-style-name="P5" draw:layer="layout" svg:x1="13.564cm" svg:y1="16.81cm" svg:x2="13.744cm" svg:y2="16.81cm">
          <text:p/>
        </draw:line>
        <draw:line draw:style-name="gr10" draw:text-style-name="P5" draw:layer="layout" svg:x1="13.564cm" svg:y1="18.79cm" svg:x2="13.744cm" svg:y2="18.79cm">
          <text:p/>
        </draw:line>
        <draw:line draw:style-name="gr10" draw:text-style-name="P5" draw:layer="layout" svg:x1="13.564cm" svg:y1="8.79cm" svg:x2="13.744cm" svg:y2="8.79cm">
          <text:p/>
        </draw:line>
        <draw:line draw:style-name="gr10" draw:text-style-name="P5" draw:layer="layout" svg:x1="13.564cm" svg:y1="6.78cm" svg:x2="13.744cm" svg:y2="6.78cm">
          <text:p/>
        </draw:line>
        <draw:line draw:style-name="gr10" draw:text-style-name="P5" draw:layer="layout" svg:x1="13.564cm" svg:y1="4.78cm" svg:x2="13.744cm" svg:y2="4.78cm">
          <text:p/>
        </draw:line>
        <draw:line draw:style-name="gr10" draw:text-style-name="P5" draw:layer="layout" svg:x1="13.564cm" svg:y1="2.78cm" svg:x2="13.744cm" svg:y2="2.78cm">
          <text:p/>
        </draw:line>
        <draw:line draw:style-name="gr10" draw:text-style-name="P5" draw:layer="layout" svg:x1="13.564cm" svg:y1="0.75cm" svg:x2="13.744cm" svg:y2="0.75cm">
          <text:p/>
        </draw:line>
        <draw:frame draw:style-name="gr9" draw:text-style-name="P4" draw:layer="layout" svg:width="9.68cm" svg:height="0.645cm" draw:transform="rotate (1.5707963267949) translate (1.51cm 21.63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g>
          <draw:line draw:style-name="gr10" draw:text-style-name="P5" draw:layer="layout" svg:x1="2.17cm" svg:y1="18.79cm" svg:x2="1.99cm" svg:y2="18.792cm">
            <text:p/>
          </draw:line>
          <draw:line draw:style-name="gr10" draw:text-style-name="P5" draw:layer="layout" svg:x1="2.17cm" svg:y1="20.79cm" svg:x2="1.99cm" svg:y2="20.792cm">
            <text:p/>
          </draw:line>
          <draw:line draw:style-name="gr10" draw:text-style-name="P5" draw:layer="layout" svg:x1="2.17cm" svg:y1="16.792cm" svg:x2="1.99cm" svg:y2="16.794cm">
            <text:p/>
          </draw:line>
          <draw:line draw:style-name="gr10" draw:text-style-name="P5" draw:layer="layout" svg:x1="2.17cm" svg:y1="14.79cm" svg:x2="1.99cm" svg:y2="14.792cm">
            <text:p/>
          </draw:line>
          <draw:line draw:style-name="gr10" draw:text-style-name="P5" draw:layer="layout" svg:x1="2.17cm" svg:y1="12.79cm" svg:x2="1.99cm" svg:y2="12.792cm">
            <text:p/>
          </draw:line>
        </draw:g>
        <draw:frame draw:style-name="gr9" draw:text-style-name="P6" draw:layer="layout" svg:width="9.99cm" svg:height="0.645cm" draw:transform="rotate (1.5707963267949) translate (1.53cm 9.365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g>
          <draw:line draw:style-name="gr10" draw:text-style-name="P5" draw:layer="layout" svg:x1="2.19cm" svg:y1="6.785cm" svg:x2="2.01cm" svg:y2="6.787cm">
            <text:p/>
          </draw:line>
          <draw:line draw:style-name="gr10" draw:text-style-name="P5" draw:layer="layout" svg:x1="2.19cm" svg:y1="8.785cm" svg:x2="2.01cm" svg:y2="8.787cm">
            <text:p/>
          </draw:line>
          <draw:line draw:style-name="gr10" draw:text-style-name="P5" draw:layer="layout" svg:x1="2.19cm" svg:y1="4.787cm" svg:x2="2.01cm" svg:y2="4.789cm">
            <text:p/>
          </draw:line>
          <draw:line draw:style-name="gr10" draw:text-style-name="P5" draw:layer="layout" svg:x1="2.19cm" svg:y1="2.785cm" svg:x2="2.01cm" svg:y2="2.787cm">
            <text:p/>
          </draw:line>
          <draw:line draw:style-name="gr10" draw:text-style-name="P5" draw:layer="layout" svg:x1="2.19cm" svg:y1="0.785cm" svg:x2="2.01cm" svg:y2="0.787cm">
            <text:p/>
          </draw:line>
        </draw:g>
        <draw:g>
          <draw:line draw:style-name="gr10" draw:text-style-name="P5" draw:layer="layout" svg:x1="25.409cm" svg:y1="6.789cm" svg:x2="25.229cm" svg:y2="6.789cm">
            <text:p/>
          </draw:line>
          <draw:line draw:style-name="gr10" draw:text-style-name="P5" draw:layer="layout" svg:x1="25.387cm" svg:y1="8.789cm" svg:x2="25.207cm" svg:y2="8.789cm">
            <text:p/>
          </draw:line>
          <draw:line draw:style-name="gr10" draw:text-style-name="P5" draw:layer="layout" svg:x1="25.431cm" svg:y1="4.792cm" svg:x2="25.251cm" svg:y2="4.792cm">
            <text:p/>
          </draw:line>
          <draw:line draw:style-name="gr10" draw:text-style-name="P5" draw:layer="layout" svg:x1="25.454cm" svg:y1="2.79cm" svg:x2="25.274cm" svg:y2="2.79cm">
            <text:p/>
          </draw:line>
          <draw:line draw:style-name="gr10" draw:text-style-name="P5" draw:layer="layout" svg:x1="25.476cm" svg:y1="0.79cm" svg:x2="25.296cm" svg:y2="0.79cm">
            <text:p/>
          </draw:line>
        </draw:g>
        <draw:frame draw:style-name="gr9" draw:text-style-name="P6" draw:layer="layout" svg:width="9.99cm" svg:height="0.645cm" draw:transform="rotate (1.55962621958213) translate (25.353cm 9.369cm)">
          <draw:text-box>
            <text:p><text:span text:style-name="T1"><text:s text:c="2"/></text:span><text:span text:style-name="T1">5 <text:s text:c="17"/>10 <text:s text:c="15"/>15 <text:s text:c="16"/>20 <text:s text:c="16"/>25</text:span></text:p>
          </draw:text-box>
        </draw:frame>
        <draw:frame draw:style-name="gr9" draw:text-style-name="P4" draw:layer="layout" svg:width="9.68cm" svg:height="0.645cm" draw:transform="rotate (1.5707963267949) translate (25.294cm 21.616cm)">
          <draw:text-box>
            <text:p text:style-name="P3"><text:span text:style-name="T1"><text:s text:c="4"/></text:span><text:span text:style-name="T1">25 <text:s text:c="16"/>20 <text:s text:c="15"/>15 <text:s text:c="16"/>10 <text:s text:c="16"/>5</text:span></text:p>
          </draw:text-box>
        </draw:frame>
        <draw:line draw:style-name="gr10" draw:text-style-name="P5" draw:layer="layout" svg:x1="25.361cm" svg:y1="18.774cm" svg:x2="25.181cm" svg:y2="18.776cm">
          <text:p/>
        </draw:line>
        <draw:line draw:style-name="gr10" draw:text-style-name="P5" draw:layer="layout" svg:x1="25.361cm" svg:y1="20.774cm" svg:x2="25.181cm" svg:y2="20.776cm">
          <text:p/>
        </draw:line>
        <draw:line draw:style-name="gr10" draw:text-style-name="P5" draw:layer="layout" svg:x1="25.361cm" svg:y1="16.776cm" svg:x2="25.181cm" svg:y2="16.778cm">
          <text:p/>
        </draw:line>
        <draw:line draw:style-name="gr10" draw:text-style-name="P5" draw:layer="layout" svg:x1="25.361cm" svg:y1="14.774cm" svg:x2="25.181cm" svg:y2="14.776cm">
          <text:p/>
        </draw:line>
        <draw:line draw:style-name="gr10" draw:text-style-name="P5" draw:layer="layout" svg:x1="25.361cm" svg:y1="12.774cm" svg:x2="25.181cm" svg:y2="12.776cm">
          <text:p/>
        </draw:line>
        <draw:line draw:style-name="gr2" draw:text-style-name="P1" draw:layer="layout" svg:x1="2.27cm" svg:y1="2.386cm" svg:x2="25.07cm" svg:y2="2.386cm">
          <text:p/>
        </draw:line>
        <draw:line draw:style-name="gr2" draw:text-style-name="P1" draw:layer="layout" svg:x1="2.27cm" svg:y1="2.786cm" svg:x2="25.07cm" svg:y2="2.786cm">
          <text:p/>
        </draw:line>
        <draw:line draw:style-name="gr2" draw:text-style-name="P1" draw:layer="layout" svg:x1="2.27cm" svg:y1="3.186cm" svg:x2="25.07cm" svg:y2="3.186cm">
          <text:p/>
        </draw:line>
        <draw:line draw:style-name="gr2" draw:text-style-name="P1" draw:layer="layout" svg:x1="2.27cm" svg:y1="3.586cm" svg:x2="25.07cm" svg:y2="3.586cm">
          <text:p/>
        </draw:line>
        <draw:line draw:style-name="gr2" draw:text-style-name="P1" draw:layer="layout" svg:x1="2.27cm" svg:y1="3.986cm" svg:x2="25.07cm" svg:y2="3.986cm">
          <text:p/>
        </draw:line>
        <draw:line draw:style-name="gr2" draw:text-style-name="P1" draw:layer="layout" svg:x1="2.27cm" svg:y1="4.386cm" svg:x2="25.07cm" svg:y2="4.386cm">
          <text:p/>
        </draw:line>
        <draw:line draw:style-name="gr2" draw:text-style-name="P1" draw:layer="layout" svg:x1="2.27cm" svg:y1="4.786cm" svg:x2="25.07cm" svg:y2="4.786cm">
          <text:p/>
        </draw:line>
        <draw:line draw:style-name="gr2" draw:text-style-name="P1" draw:layer="layout" svg:x1="2.27cm" svg:y1="5.186cm" svg:x2="25.07cm" svg:y2="5.186cm">
          <text:p/>
        </draw:line>
        <draw:line draw:style-name="gr2" draw:text-style-name="P1" draw:layer="layout" svg:x1="2.27cm" svg:y1="5.586cm" svg:x2="25.07cm" svg:y2="5.586cm">
          <text:p/>
        </draw:line>
        <draw:line draw:style-name="gr2" draw:text-style-name="P1" draw:layer="layout" svg:x1="2.27cm" svg:y1="5.986cm" svg:x2="25.07cm" svg:y2="5.986cm">
          <text:p/>
        </draw:line>
        <draw:line draw:style-name="gr2" draw:text-style-name="P1" draw:layer="layout" svg:x1="2.27cm" svg:y1="6.386cm" svg:x2="25.07cm" svg:y2="6.386cm">
          <text:p/>
        </draw:line>
        <draw:line draw:style-name="gr2" draw:text-style-name="P1" draw:layer="layout" svg:x1="2.27cm" svg:y1="6.786cm" svg:x2="25.07cm" svg:y2="6.786cm">
          <text:p/>
        </draw:line>
        <draw:line draw:style-name="gr2" draw:text-style-name="P1" draw:layer="layout" svg:x1="2.27cm" svg:y1="7.186cm" svg:x2="25.07cm" svg:y2="7.186cm">
          <text:p/>
        </draw:line>
        <draw:line draw:style-name="gr2" draw:text-style-name="P1" draw:layer="layout" svg:x1="2.27cm" svg:y1="7.586cm" svg:x2="25.07cm" svg:y2="7.586cm">
          <text:p/>
        </draw:line>
        <draw:line draw:style-name="gr2" draw:text-style-name="P1" draw:layer="layout" svg:x1="2.27cm" svg:y1="7.986cm" svg:x2="25.07cm" svg:y2="7.986cm">
          <text:p/>
        </draw:line>
        <draw:line draw:style-name="gr2" draw:text-style-name="P1" draw:layer="layout" svg:x1="2.27cm" svg:y1="8.386cm" svg:x2="25.07cm" svg:y2="8.386cm">
          <text:p/>
        </draw:line>
        <draw:line draw:style-name="gr2" draw:text-style-name="P1" draw:layer="layout" svg:x1="2.27cm" svg:y1="8.786cm" svg:x2="25.07cm" svg:y2="8.786cm">
          <text:p/>
        </draw:line>
        <draw:line draw:style-name="gr2" draw:text-style-name="P1" draw:layer="layout" svg:x1="2.27cm" svg:y1="9.186cm" svg:x2="25.07cm" svg:y2="9.186cm">
          <text:p/>
        </draw:line>
        <draw:line draw:style-name="gr2" draw:text-style-name="P1" draw:layer="layout" svg:x1="2.27cm" svg:y1="9.586cm" svg:x2="25.07cm" svg:y2="9.586cm">
          <text:p/>
        </draw:line>
        <draw:line draw:style-name="gr2" draw:text-style-name="P1" draw:layer="layout" svg:x1="2.27cm" svg:y1="9.986cm" svg:x2="25.07cm" svg:y2="9.986cm">
          <text:p/>
        </draw:line>
        <draw:line draw:style-name="gr2" draw:text-style-name="P1" draw:layer="layout" svg:x1="2.27cm" svg:y1="10.386cm" svg:x2="25.07cm" svg:y2="10.386cm">
          <text:p/>
        </draw:line>
        <draw:line draw:style-name="gr2" draw:text-style-name="P1" draw:layer="layout" svg:x1="2.27cm" svg:y1="10.786cm" svg:x2="25.07cm" svg:y2="10.786cm">
          <text:p/>
        </draw:line>
        <draw:line draw:style-name="gr2" draw:text-style-name="P1" draw:layer="layout" svg:x1="2.27cm" svg:y1="11.186cm" svg:x2="25.07cm" svg:y2="11.186cm">
          <text:p/>
        </draw:line>
        <draw:line draw:style-name="gr2" draw:text-style-name="P1" draw:layer="layout" svg:x1="2.27cm" svg:y1="11.586cm" svg:x2="25.07cm" svg:y2="11.586cm">
          <text:p/>
        </draw:line>
        <draw:line draw:style-name="gr2" draw:text-style-name="P1" draw:layer="layout" svg:x1="2.27cm" svg:y1="11.986cm" svg:x2="25.07cm" svg:y2="11.986cm">
          <text:p/>
        </draw:line>
        <draw:line draw:style-name="gr2" draw:text-style-name="P1" draw:layer="layout" svg:x1="2.27cm" svg:y1="12.386cm" svg:x2="25.07cm" svg:y2="12.386cm">
          <text:p/>
        </draw:line>
        <draw:line draw:style-name="gr2" draw:text-style-name="P1" draw:layer="layout" svg:x1="2.27cm" svg:y1="12.786cm" svg:x2="25.07cm" svg:y2="12.786cm">
          <text:p/>
        </draw:line>
        <draw:line draw:style-name="gr2" draw:text-style-name="P1" draw:layer="layout" svg:x1="2.27cm" svg:y1="13.186cm" svg:x2="25.07cm" svg:y2="13.186cm">
          <text:p/>
        </draw:line>
        <draw:line draw:style-name="gr2" draw:text-style-name="P1" draw:layer="layout" svg:x1="2.27cm" svg:y1="13.586cm" svg:x2="25.07cm" svg:y2="13.586cm">
          <text:p/>
        </draw:line>
        <draw:line draw:style-name="gr2" draw:text-style-name="P1" draw:layer="layout" svg:x1="2.27cm" svg:y1="13.986cm" svg:x2="25.07cm" svg:y2="13.986cm">
          <text:p/>
        </draw:line>
        <draw:line draw:style-name="gr2" draw:text-style-name="P1" draw:layer="layout" svg:x1="2.27cm" svg:y1="14.386cm" svg:x2="25.07cm" svg:y2="14.386cm">
          <text:p/>
        </draw:line>
        <draw:line draw:style-name="gr2" draw:text-style-name="P1" draw:layer="layout" svg:x1="2.27cm" svg:y1="14.786cm" svg:x2="25.07cm" svg:y2="14.786cm">
          <text:p/>
        </draw:line>
        <draw:line draw:style-name="gr2" draw:text-style-name="P1" draw:layer="layout" svg:x1="2.27cm" svg:y1="15.186cm" svg:x2="25.07cm" svg:y2="15.186cm">
          <text:p/>
        </draw:line>
        <draw:line draw:style-name="gr2" draw:text-style-name="P1" draw:layer="layout" svg:x1="2.27cm" svg:y1="15.586cm" svg:x2="25.07cm" svg:y2="15.586cm">
          <text:p/>
        </draw:line>
        <draw:line draw:style-name="gr2" draw:text-style-name="P1" draw:layer="layout" svg:x1="2.27cm" svg:y1="15.986cm" svg:x2="25.07cm" svg:y2="15.986cm">
          <text:p/>
        </draw:line>
        <draw:line draw:style-name="gr2" draw:text-style-name="P1" draw:layer="layout" svg:x1="2.27cm" svg:y1="16.386cm" svg:x2="25.07cm" svg:y2="16.386cm">
          <text:p/>
        </draw:line>
        <draw:line draw:style-name="gr2" draw:text-style-name="P1" draw:layer="layout" svg:x1="2.27cm" svg:y1="16.786cm" svg:x2="25.07cm" svg:y2="16.786cm">
          <text:p/>
        </draw:line>
        <draw:line draw:style-name="gr2" draw:text-style-name="P1" draw:layer="layout" svg:x1="2.27cm" svg:y1="17.186cm" svg:x2="25.07cm" svg:y2="17.186cm">
          <text:p/>
        </draw:line>
        <draw:line draw:style-name="gr2" draw:text-style-name="P1" draw:layer="layout" svg:x1="2.27cm" svg:y1="17.586cm" svg:x2="25.07cm" svg:y2="17.586cm">
          <text:p/>
        </draw:line>
        <draw:line draw:style-name="gr2" draw:text-style-name="P1" draw:layer="layout" svg:x1="2.27cm" svg:y1="17.986cm" svg:x2="25.07cm" svg:y2="17.986cm">
          <text:p/>
        </draw:line>
        <draw:line draw:style-name="gr2" draw:text-style-name="P1" draw:layer="layout" svg:x1="2.27cm" svg:y1="18.386cm" svg:x2="25.07cm" svg:y2="18.386cm">
          <text:p/>
        </draw:line>
        <draw:line draw:style-name="gr2" draw:text-style-name="P1" draw:layer="layout" svg:x1="2.27cm" svg:y1="18.786cm" svg:x2="25.07cm" svg:y2="18.786cm">
          <text:p/>
        </draw:line>
        <draw:line draw:style-name="gr2" draw:text-style-name="P1" draw:layer="layout" svg:x1="2.27cm" svg:y1="19.186cm" svg:x2="25.07cm" svg:y2="19.186cm">
          <text:p/>
        </draw:line>
        <draw:line draw:style-name="gr2" draw:text-style-name="P1" draw:layer="layout" svg:x1="2.27cm" svg:y1="19.586cm" svg:x2="25.07cm" svg:y2="19.586cm">
          <text:p/>
        </draw:line>
        <draw:line draw:style-name="gr2" draw:text-style-name="P1" draw:layer="layout" svg:x1="2.27cm" svg:y1="19.986cm" svg:x2="25.07cm" svg:y2="19.986cm">
          <text:p/>
        </draw:line>
        <draw:g>
          <draw:frame draw:style-name="gr9" draw:text-style-name="P6" draw:layer="layout" svg:width="9.99cm" svg:height="0.645cm" draw:transform="rotate (1.5707963267949) translate (-0.5cm 14.77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0.16cm" svg:y1="12.19cm" svg:x2="-0.02cm" svg:y2="12.192cm">
              <text:p/>
            </draw:line>
            <draw:line draw:style-name="gr10" draw:text-style-name="P5" draw:layer="layout" svg:x1="0.16cm" svg:y1="14.19cm" svg:x2="-0.02cm" svg:y2="14.192cm">
              <text:p/>
            </draw:line>
            <draw:line draw:style-name="gr10" draw:text-style-name="P5" draw:layer="layout" svg:x1="0.16cm" svg:y1="10.192cm" svg:x2="-0.02cm" svg:y2="10.194cm">
              <text:p/>
            </draw:line>
            <draw:line draw:style-name="gr10" draw:text-style-name="P5" draw:layer="layout" svg:x1="0.16cm" svg:y1="8.19cm" svg:x2="-0.02cm" svg:y2="8.192cm">
              <text:p/>
            </draw:line>
            <draw:line draw:style-name="gr10" draw:text-style-name="P5" draw:layer="layout" svg:x1="0.16cm" svg:y1="6.19cm" svg:x2="-0.02cm" svg:y2="6.192cm">
              <text:p/>
            </draw:line>
          </draw:g>
          <draw:line draw:style-name="gr11" draw:text-style-name="P1" draw:layer="layout" svg:x1="0.23cm" svg:y1="6.19cm" svg:x2="0.37cm" svg:y2="6.19cm">
            <text:p/>
          </draw:line>
          <draw:line draw:style-name="gr11" draw:text-style-name="P1" draw:layer="layout" svg:x1="0.23cm" svg:y1="6.59cm" svg:x2="0.37cm" svg:y2="6.59cm">
            <text:p/>
          </draw:line>
          <draw:line draw:style-name="gr11" draw:text-style-name="P1" draw:layer="layout" svg:x1="0.23cm" svg:y1="6.99cm" svg:x2="0.37cm" svg:y2="6.99cm">
            <text:p/>
          </draw:line>
          <draw:line draw:style-name="gr11" draw:text-style-name="P1" draw:layer="layout" svg:x1="0.23cm" svg:y1="7.39cm" svg:x2="0.37cm" svg:y2="7.39cm">
            <text:p/>
          </draw:line>
          <draw:line draw:style-name="gr11" draw:text-style-name="P1" draw:layer="layout" svg:x1="0.23cm" svg:y1="7.79cm" svg:x2="0.37cm" svg:y2="7.79cm">
            <text:p/>
          </draw:line>
          <draw:line draw:style-name="gr11" draw:text-style-name="P1" draw:layer="layout" svg:x1="0.23cm" svg:y1="8.19cm" svg:x2="0.37cm" svg:y2="8.19cm">
            <text:p/>
          </draw:line>
          <draw:line draw:style-name="gr11" draw:text-style-name="P1" draw:layer="layout" svg:x1="0.23cm" svg:y1="8.59cm" svg:x2="0.37cm" svg:y2="8.59cm">
            <text:p/>
          </draw:line>
          <draw:line draw:style-name="gr11" draw:text-style-name="P1" draw:layer="layout" svg:x1="0.23cm" svg:y1="8.99cm" svg:x2="0.37cm" svg:y2="8.99cm">
            <text:p/>
          </draw:line>
          <draw:line draw:style-name="gr11" draw:text-style-name="P1" draw:layer="layout" svg:x1="0.23cm" svg:y1="9.39cm" svg:x2="0.37cm" svg:y2="9.39cm">
            <text:p/>
          </draw:line>
          <draw:line draw:style-name="gr11" draw:text-style-name="P1" draw:layer="layout" svg:x1="0.23cm" svg:y1="9.79cm" svg:x2="0.37cm" svg:y2="9.79cm">
            <text:p/>
          </draw:line>
          <draw:line draw:style-name="gr11" draw:text-style-name="P1" draw:layer="layout" svg:x1="0.23cm" svg:y1="10.19cm" svg:x2="0.37cm" svg:y2="10.19cm">
            <text:p/>
          </draw:line>
          <draw:line draw:style-name="gr11" draw:text-style-name="P1" draw:layer="layout" svg:x1="0.23cm" svg:y1="10.59cm" svg:x2="0.37cm" svg:y2="10.59cm">
            <text:p/>
          </draw:line>
          <draw:line draw:style-name="gr11" draw:text-style-name="P1" draw:layer="layout" svg:x1="0.23cm" svg:y1="10.99cm" svg:x2="0.37cm" svg:y2="10.99cm">
            <text:p/>
          </draw:line>
          <draw:line draw:style-name="gr11" draw:text-style-name="P1" draw:layer="layout" svg:x1="0.23cm" svg:y1="11.39cm" svg:x2="0.37cm" svg:y2="11.39cm">
            <text:p/>
          </draw:line>
          <draw:line draw:style-name="gr11" draw:text-style-name="P1" draw:layer="layout" svg:x1="0.23cm" svg:y1="11.79cm" svg:x2="0.37cm" svg:y2="11.79cm">
            <text:p/>
          </draw:line>
          <draw:line draw:style-name="gr11" draw:text-style-name="P1" draw:layer="layout" svg:x1="0.23cm" svg:y1="12.19cm" svg:x2="0.37cm" svg:y2="12.19cm">
            <text:p/>
          </draw:line>
          <draw:line draw:style-name="gr11" draw:text-style-name="P1" draw:layer="layout" svg:x1="0.23cm" svg:y1="12.59cm" svg:x2="0.37cm" svg:y2="12.59cm">
            <text:p/>
          </draw:line>
          <draw:line draw:style-name="gr11" draw:text-style-name="P1" draw:layer="layout" svg:x1="0.23cm" svg:y1="12.99cm" svg:x2="0.37cm" svg:y2="12.99cm">
            <text:p/>
          </draw:line>
          <draw:line draw:style-name="gr11" draw:text-style-name="P1" draw:layer="layout" svg:x1="0.23cm" svg:y1="13.39cm" svg:x2="0.37cm" svg:y2="13.39cm">
            <text:p/>
          </draw:line>
          <draw:line draw:style-name="gr11" draw:text-style-name="P1" draw:layer="layout" svg:x1="0.23cm" svg:y1="13.79cm" svg:x2="0.37cm" svg:y2="13.79cm">
            <text:p/>
          </draw:line>
          <draw:line draw:style-name="gr11" draw:text-style-name="P1" draw:layer="layout" svg:x1="0.23cm" svg:y1="14.19cm" svg:x2="0.37cm" svg:y2="14.19cm">
            <text:p/>
          </draw:line>
          <draw:line draw:style-name="gr11" draw:text-style-name="P1" draw:layer="layout" svg:x1="0.23cm" svg:y1="14.59cm" svg:x2="0.37cm" svg:y2="14.59cm">
            <text:p/>
          </draw:line>
          <draw:line draw:style-name="gr11" draw:text-style-name="P1" draw:layer="layout" svg:x1="0.23cm" svg:y1="14.99cm" svg:x2="0.37cm" svg:y2="14.99cm">
            <text:p/>
          </draw:line>
          <draw:line draw:style-name="gr11" draw:text-style-name="P1" draw:layer="layout" svg:x1="0.23cm" svg:y1="15.39cm" svg:x2="0.37cm" svg:y2="15.39cm">
            <text:p/>
          </draw:line>
          <draw:line draw:style-name="gr11" draw:text-style-name="P1" draw:layer="layout" svg:x1="0.23cm" svg:y1="15.79cm" svg:x2="0.37cm" svg:y2="15.79cm">
            <text:p/>
          </draw:line>
          <draw:line draw:style-name="gr11" draw:text-style-name="P1" draw:layer="layout" svg:x1="-0.15cm" svg:y1="16.19cm" svg:x2="0.37cm" svg:y2="16.19cm">
            <text:p/>
          </draw:line>
          <draw:line draw:style-name="gr11" draw:text-style-name="P1" draw:layer="layout" svg:x1="0.37cm" svg:y1="6.18cm" svg:x2="0.37cm" svg:y2="16.19cm">
            <text:p/>
          </draw:line>
        </draw:g>
        <draw:g>
          <draw:frame draw:style-name="gr9" draw:text-style-name="P6" draw:layer="layout" svg:width="9.99cm" svg:height="0.645cm" draw:transform="rotate (-0.788888821901437) translate (18.851cm 13.142cm)">
            <draw:text-box>
              <text:p><text:span text:style-name="T1"><text:s text:c="2"/></text:span><text:span text:style-name="T1">5 <text:s text:c="17"/>10 <text:s text:c="15"/>15 <text:s text:c="16"/>20 <text:s text:c="16"/>25</text:span></text:p>
            </draw:text-box>
          </draw:frame>
          <draw:g>
            <draw:line draw:style-name="gr10" draw:text-style-name="P5" draw:layer="layout" svg:x1="20.201cm" svg:y1="15.437cm" svg:x2="20.327cm" svg:y2="15.309cm">
              <text:p/>
            </draw:line>
            <draw:line draw:style-name="gr10" draw:text-style-name="P5" draw:layer="layout" svg:x1="18.792cm" svg:y1="14.018cm" svg:x2="18.918cm" svg:y2="13.89cm">
              <text:p/>
            </draw:line>
            <draw:line draw:style-name="gr10" draw:text-style-name="P5" draw:layer="layout" svg:x1="21.609cm" svg:y1="16.854cm" svg:x2="21.735cm" svg:y2="16.726cm">
              <text:p/>
            </draw:line>
            <draw:line draw:style-name="gr10" draw:text-style-name="P5" draw:layer="layout" svg:x1="23.019cm" svg:y1="18.275cm" svg:x2="23.145cm" svg:y2="18.147cm">
              <text:p/>
            </draw:line>
            <draw:line draw:style-name="gr10" draw:text-style-name="P5" draw:layer="layout" svg:x1="24.429cm" svg:y1="19.694cm" svg:x2="24.555cm" svg:y2="19.566cm">
              <text:p/>
            </draw:line>
          </draw:g>
          <draw:line draw:style-name="gr11" draw:text-style-name="P1" draw:layer="layout" svg:x1="24.379cm" svg:y1="19.744cm" svg:x2="24.28cm" svg:y2="19.843cm">
            <text:p/>
          </draw:line>
          <draw:line draw:style-name="gr11" draw:text-style-name="P1" draw:layer="layout" svg:x1="24.097cm" svg:y1="19.46cm" svg:x2="23.998cm" svg:y2="19.559cm">
            <text:p/>
          </draw:line>
          <draw:line draw:style-name="gr11" draw:text-style-name="P1" draw:layer="layout" svg:x1="23.815cm" svg:y1="19.176cm" svg:x2="23.716cm" svg:y2="19.275cm">
            <text:p/>
          </draw:line>
          <draw:line draw:style-name="gr11" draw:text-style-name="P1" draw:layer="layout" svg:x1="23.533cm" svg:y1="18.892cm" svg:x2="23.434cm" svg:y2="18.991cm">
            <text:p/>
          </draw:line>
          <draw:line draw:style-name="gr11" draw:text-style-name="P1" draw:layer="layout" svg:x1="23.251cm" svg:y1="18.608cm" svg:x2="23.152cm" svg:y2="18.707cm">
            <text:p/>
          </draw:line>
          <draw:line draw:style-name="gr11" draw:text-style-name="P1" draw:layer="layout" svg:x1="22.969cm" svg:y1="18.325cm" svg:x2="22.87cm" svg:y2="18.424cm">
            <text:p/>
          </draw:line>
          <draw:line draw:style-name="gr11" draw:text-style-name="P1" draw:layer="layout" svg:x1="22.687cm" svg:y1="18.041cm" svg:x2="22.588cm" svg:y2="18.14cm">
            <text:p/>
          </draw:line>
          <draw:line draw:style-name="gr11" draw:text-style-name="P1" draw:layer="layout" svg:x1="22.406cm" svg:y1="17.757cm" svg:x2="22.307cm" svg:y2="17.856cm">
            <text:p/>
          </draw:line>
          <draw:line draw:style-name="gr11" draw:text-style-name="P1" draw:layer="layout" svg:x1="22.124cm" svg:y1="17.473cm" svg:x2="22.025cm" svg:y2="17.572cm">
            <text:p/>
          </draw:line>
          <draw:line draw:style-name="gr11" draw:text-style-name="P1" draw:layer="layout" svg:x1="21.842cm" svg:y1="17.189cm" svg:x2="21.743cm" svg:y2="17.288cm">
            <text:p/>
          </draw:line>
          <draw:line draw:style-name="gr11" draw:text-style-name="P1" draw:layer="layout" svg:x1="21.56cm" svg:y1="16.905cm" svg:x2="21.461cm" svg:y2="17.004cm">
            <text:p/>
          </draw:line>
          <draw:line draw:style-name="gr11" draw:text-style-name="P1" draw:layer="layout" svg:x1="21.278cm" svg:y1="16.622cm" svg:x2="21.179cm" svg:y2="16.721cm">
            <text:p/>
          </draw:line>
          <draw:line draw:style-name="gr11" draw:text-style-name="P1" draw:layer="layout" svg:x1="20.996cm" svg:y1="16.338cm" svg:x2="20.897cm" svg:y2="16.437cm">
            <text:p/>
          </draw:line>
          <draw:line draw:style-name="gr11" draw:text-style-name="P1" draw:layer="layout" svg:x1="20.714cm" svg:y1="16.054cm" svg:x2="20.615cm" svg:y2="16.153cm">
            <text:p/>
          </draw:line>
          <draw:line draw:style-name="gr11" draw:text-style-name="P1" draw:layer="layout" svg:x1="20.433cm" svg:y1="15.77cm" svg:x2="20.334cm" svg:y2="15.869cm">
            <text:p/>
          </draw:line>
          <draw:line draw:style-name="gr11" draw:text-style-name="P1" draw:layer="layout" svg:x1="20.151cm" svg:y1="15.486cm" svg:x2="20.052cm" svg:y2="15.585cm">
            <text:p/>
          </draw:line>
          <draw:line draw:style-name="gr11" draw:text-style-name="P1" draw:layer="layout" svg:x1="19.869cm" svg:y1="15.202cm" svg:x2="19.77cm" svg:y2="15.301cm">
            <text:p/>
          </draw:line>
          <draw:line draw:style-name="gr11" draw:text-style-name="P1" draw:layer="layout" svg:x1="19.587cm" svg:y1="14.919cm" svg:x2="19.488cm" svg:y2="15.018cm">
            <text:p/>
          </draw:line>
          <draw:line draw:style-name="gr11" draw:text-style-name="P1" draw:layer="layout" svg:x1="19.305cm" svg:y1="14.635cm" svg:x2="19.206cm" svg:y2="14.734cm">
            <text:p/>
          </draw:line>
          <draw:line draw:style-name="gr11" draw:text-style-name="P1" draw:layer="layout" svg:x1="19.023cm" svg:y1="14.351cm" svg:x2="18.924cm" svg:y2="14.45cm">
            <text:p/>
          </draw:line>
          <draw:line draw:style-name="gr11" draw:text-style-name="P1" draw:layer="layout" svg:x1="18.742cm" svg:y1="14.067cm" svg:x2="18.643cm" svg:y2="14.166cm">
            <text:p/>
          </draw:line>
          <draw:line draw:style-name="gr11" draw:text-style-name="P1" draw:layer="layout" svg:x1="18.46cm" svg:y1="13.783cm" svg:x2="18.361cm" svg:y2="13.882cm">
            <text:p/>
          </draw:line>
          <draw:line draw:style-name="gr11" draw:text-style-name="P1" draw:layer="layout" svg:x1="18.178cm" svg:y1="13.499cm" svg:x2="18.079cm" svg:y2="13.598cm">
            <text:p/>
          </draw:line>
          <draw:line draw:style-name="gr11" draw:text-style-name="P1" draw:layer="layout" svg:x1="17.896cm" svg:y1="13.216cm" svg:x2="17.797cm" svg:y2="13.315cm">
            <text:p/>
          </draw:line>
          <draw:line draw:style-name="gr11" draw:text-style-name="P1" draw:layer="layout" svg:x1="17.614cm" svg:y1="12.932cm" svg:x2="17.515cm" svg:y2="13.031cm">
            <text:p/>
          </draw:line>
          <draw:line draw:style-name="gr11" draw:text-style-name="P1" draw:layer="layout" svg:x1="17.602cm" svg:y1="12.38cm" svg:x2="17.233cm" svg:y2="12.746cm">
            <text:p/>
          </draw:line>
          <draw:line draw:style-name="gr11" draw:text-style-name="P1" draw:layer="layout" svg:x1="24.286cm" svg:y1="19.85cm" svg:x2="17.233cm" svg:y2="12.747cm">
            <text:p/>
          </draw:line>
        </draw:g>
        <draw:frame draw:style-name="gr12" draw:text-style-name="P8" draw:layer="layout" svg:width="3.35cm" svg:height="1.52cm" svg:x="17.46cm" svg:y="11.71cm">
          <draw:text-box>
            <text:p text:style-name="P7"><text:span text:style-name="T2">Hip 1</text:span></text:p>
          </draw:text-box>
        </draw:frame>
        <draw:frame draw:style-name="gr12" draw:text-style-name="P8" draw:layer="layout" svg:width="3.35cm" svg:height="1.52cm" svg:x="17.46cm" svg:y="8.68cm">
          <draw:text-box>
            <text:p text:style-name="P7"><text:span text:style-name="T2">Hip 4</text:span></text:p>
          </draw:text-box>
        </draw:frame>
        <draw:frame draw:style-name="gr12" draw:text-style-name="P8" draw:layer="layout" svg:width="3.35cm" svg:height="1.52cm" svg:x="12.45cm" svg:y="6.67cm">
          <draw:text-box>
            <text:p text:style-name="P7"><text:span text:style-name="T2">Hip 5</text:span></text:p>
          </draw:text-box>
        </draw:frame>
        <draw:frame draw:style-name="gr12" draw:text-style-name="P8" draw:layer="layout" svg:width="3.35cm" svg:height="1.52cm" svg:x="12.27cm" svg:y="13.87cm">
          <draw:text-box>
            <text:p text:style-name="P7"><text:span text:style-name="T2">Hip 2</text:span></text:p>
          </draw:text-box>
        </draw:frame>
        <draw:frame draw:style-name="gr12" draw:text-style-name="P8" draw:layer="layout" svg:width="3.35cm" svg:height="1.52cm" svg:x="7.08cm" svg:y="12.92cm">
          <draw:text-box>
            <text:p text:style-name="P7"><text:span text:style-name="T2">Hip 3</text:span></text:p>
          </draw:text-box>
        </draw:frame>
        <draw:frame draw:style-name="gr12" draw:text-style-name="P8" draw:layer="layout" svg:width="3.35cm" svg:height="1.52cm" svg:x="7.08cm" svg:y="7.45cm">
          <draw:text-box>
            <text:p text:style-name="P7"><text:span text:style-name="T2">Hip 6</text:span></text:p>
          </draw:text-box>
        </draw:frame>
        <draw:frame draw:style-name="gr13" draw:text-style-name="P10" draw:layer="layout" svg:width="4.12cm" svg:height="1.45cm" svg:x="17.031cm" svg:y="16.584cm">
          <draw:text-box>
            <text:p text:style-name="P9"><text:span text:style-name="T3">Home 1</text:span></text:p>
          </draw:text-box>
        </draw:frame>
        <draw:frame draw:style-name="gr13" draw:text-style-name="P10" draw:layer="layout" svg:width="4.12cm" svg:height="1.45cm" svg:x="12.06cm" svg:y="19.3cm">
          <draw:text-box>
            <text:p text:style-name="P9"><text:span text:style-name="T3">Home 2</text:span></text:p>
          </draw:text-box>
        </draw:frame>
        <draw:frame draw:style-name="gr13" draw:text-style-name="P10" draw:layer="layout" svg:width="4.12cm" svg:height="1.45cm" svg:x="2.5cm" svg:y="16.9cm">
          <draw:text-box>
            <text:p text:style-name="P9"><text:span text:style-name="T3">Home 3</text:span></text:p>
          </draw:text-box>
        </draw:frame>
        <draw:frame draw:style-name="gr13" draw:text-style-name="P10" draw:layer="layout" svg:width="4.12cm" svg:height="1.45cm" svg:x="2.5cm" svg:y="3.42cm">
          <draw:text-box>
            <text:p text:style-name="P9"><text:span text:style-name="T3">Home 6</text:span></text:p>
          </draw:text-box>
        </draw:frame>
        <draw:frame draw:style-name="gr13" draw:text-style-name="P10" draw:layer="layout" svg:width="4.12cm" svg:height="1.45cm" svg:x="21.2cm" svg:y="3.42cm">
          <draw:text-box>
            <text:p text:style-name="P9"><text:span text:style-name="T3">Home 4</text:span></text:p>
          </draw:text-box>
        </draw:frame>
        <draw:frame draw:style-name="gr13" draw:text-style-name="P10" draw:layer="layout" svg:width="4.12cm" svg:height="1.45cm" svg:x="11.5cm" svg:y="0.99cm">
          <draw:text-box>
            <text:p text:style-name="P9"><text:span text:style-name="T3">Home 5</text:span></text:p>
          </draw:text-box>
        </draw:frame>
        <draw:frame draw:style-name="gr13" draw:text-style-name="P12" draw:layer="layout" svg:width="4.12cm" svg:height="1.45cm" svg:x="22.01cm" svg:y="9.42cm">
          <draw:text-box>
            <text:p text:style-name="P11"><text:span text:style-name="T4">Front&gt;</text:span></text:p>
          </draw:text-box>
        </draw:frame>
        <draw:g>
          <draw:line draw:style-name="gr14" draw:text-style-name="P1" draw:layer="layout" svg:x1="17.44cm" svg:y1="8.9cm" svg:x2="16.85cm" svg:y2="8.57cm">
            <text:p/>
          </draw:line>
          <draw:line draw:style-name="gr14" draw:text-style-name="P1" draw:layer="layout" svg:x1="17.15cm" svg:y1="9.05cm" svg:x2="17.15cm" svg:y2="8.43cm">
            <text:p/>
          </draw:line>
          <draw:line draw:style-name="gr14" draw:text-style-name="P1" draw:layer="layout" svg:x1="16.86cm" svg:y1="8.9cm" svg:x2="17.45cm" svg:y2="8.57cm">
            <text:p/>
          </draw:line>
        </draw:g>
        <draw:g>
          <draw:line draw:style-name="gr14" draw:text-style-name="P1" draw:layer="layout" svg:x1="13.95cm" svg:y1="8.19cm" svg:x2="13.36cm" svg:y2="7.86cm">
            <text:p/>
          </draw:line>
          <draw:line draw:style-name="gr14" draw:text-style-name="P1" draw:layer="layout" svg:x1="13.66cm" svg:y1="8.34cm" svg:x2="13.66cm" svg:y2="7.72cm">
            <text:p/>
          </draw:line>
          <draw:line draw:style-name="gr14" draw:text-style-name="P1" draw:layer="layout" svg:x1="13.37cm" svg:y1="8.19cm" svg:x2="13.96cm" svg:y2="7.86cm">
            <text:p/>
          </draw:line>
        </draw:g>
        <draw:g>
          <draw:line draw:style-name="gr14" draw:text-style-name="P1" draw:layer="layout" svg:x1="10.41cm" svg:y1="8.91cm" svg:x2="9.82cm" svg:y2="8.58cm">
            <text:p/>
          </draw:line>
          <draw:line draw:style-name="gr14" draw:text-style-name="P1" draw:layer="layout" svg:x1="10.12cm" svg:y1="9.06cm" svg:x2="10.12cm" svg:y2="8.44cm">
            <text:p/>
          </draw:line>
          <draw:line draw:style-name="gr14" draw:text-style-name="P1" draw:layer="layout" svg:x1="9.83cm" svg:y1="8.91cm" svg:x2="10.42cm" svg:y2="8.58cm">
            <text:p/>
          </draw:line>
        </draw:g>
        <draw:g>
          <draw:line draw:style-name="gr14" draw:text-style-name="P1" draw:layer="layout" svg:x1="10.41cm" svg:y1="12.95cm" svg:x2="9.82cm" svg:y2="12.62cm">
            <text:p/>
          </draw:line>
          <draw:line draw:style-name="gr14" draw:text-style-name="P1" draw:layer="layout" svg:x1="10.12cm" svg:y1="13.1cm" svg:x2="10.12cm" svg:y2="12.48cm">
            <text:p/>
          </draw:line>
          <draw:line draw:style-name="gr14" draw:text-style-name="P1" draw:layer="layout" svg:x1="9.83cm" svg:y1="12.95cm" svg:x2="10.42cm" svg:y2="12.62cm">
            <text:p/>
          </draw:line>
        </draw:g>
        <draw:g>
          <draw:line draw:style-name="gr14" draw:text-style-name="P1" draw:layer="layout" svg:x1="13.952cm" svg:y1="13.724cm" svg:x2="13.362cm" svg:y2="13.394cm">
            <text:p/>
          </draw:line>
          <draw:line draw:style-name="gr14" draw:text-style-name="P1" draw:layer="layout" svg:x1="13.662cm" svg:y1="13.874cm" svg:x2="13.662cm" svg:y2="13.254cm">
            <text:p/>
          </draw:line>
          <draw:line draw:style-name="gr14" draw:text-style-name="P1" draw:layer="layout" svg:x1="13.372cm" svg:y1="13.724cm" svg:x2="13.962cm" svg:y2="13.394cm">
            <text:p/>
          </draw:line>
        </draw:g>
        <draw:g>
          <draw:line draw:style-name="gr14" draw:text-style-name="P1" draw:layer="layout" svg:x1="17.44cm" svg:y1="12.94cm" svg:x2="16.85cm" svg:y2="12.61cm">
            <text:p/>
          </draw:line>
          <draw:line draw:style-name="gr14" draw:text-style-name="P1" draw:layer="layout" svg:x1="17.15cm" svg:y1="13.09cm" svg:x2="17.15cm" svg:y2="12.47cm">
            <text:p/>
          </draw:line>
          <draw:line draw:style-name="gr14" draw:text-style-name="P1" draw:layer="layout" svg:x1="16.86cm" svg:y1="12.94cm" svg:x2="17.45cm" svg:y2="12.6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18:48:01.789000000</meta:creation-date>
    <dc:date>2022-02-04T12:32:10.323000000</dc:date>
    <meta:editing-duration>PT11H31M56S</meta:editing-duration>
    <meta:editing-cycles>9</meta:editing-cycles>
    <meta:generator>LibreOffice/7.1.8.1$Windows_X86_64 LibreOffice_project/e1f30c802c3269a1d052614453f260e49458c82c</meta:generator>
    <meta:document-statistic meta:object-count="350"/>
  </office:meta>
</office:document-meta>
</file>